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="Nimbus Sans L" style:font-name-asian="Mincho" style:font-name-complex="Tahoma"/>
    </style:style>
    <style:style style:name="Tablee71a8f21c32e4546add78c89bf51c23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WWw1pod" style:family="table-cell">
      <style:table-cell-properties fo:padding="0.1cm" style:vertical-align="middle" fo:border="0.05pt solid #000000"/>
    </style:style>
    <style:style style:name="Table30d21800fe18466caa3a8eb3c8b2d001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WWw3pod" style:family="table-cell">
      <style:table-cell-properties style:vertical-align="middle" fo:border="0.05pt solid #000000" fo:padding="0.100cm"/>
    </style:style>
    <style:style style:name="Table30d21800fe18466caa3a8eb3c8b2d001.1" style:family="table-column">
      <style:table-column-properties style:rel-column-width="32767*"/>
    </style:style>
    <style:style style:name="Table30d21800fe18466caa3a8eb3c8b2d001.2" style:family="table-column">
      <style:table-column-properties style:rel-column-width="32767*"/>
    </style:style>
    <style:style style:name="Table186042ce06c449a1a20cfb559d4a24d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186042ce06c449a1a20cfb559d4a24d2.1" style:family="table-column">
      <style:table-column-properties style:rel-column-width="65534*"/>
    </style:style>
    <style:style style:name="Tablee71a8f21c32e4546add78c89bf51c239.1" style:family="table-column">
      <style:table-column-properties style:rel-column-width="15337*"/>
    </style:style>
    <style:style style:name="Tablee71a8f21c32e4546add78c89bf51c239.2" style:family="table-column">
      <style:table-column-properties style:rel-column-width="25376*"/>
    </style:style>
    <style:style style:name="Tablee71a8f21c32e4546add78c89bf51c239.3" style:family="table-column">
      <style:table-column-properties style:rel-column-width="24819*"/>
    </style:style>
    <style:style style:name="Table27be7a6d524c48e6acdd49d5a7c3ae61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WWw6pod" style:family="table-cell">
      <style:table-cell-properties style:vertical-align="middle" fo:background-color="#FFCC33" fo:border="0.05pt solid #000000" fo:padding="0.500cm"/>
    </style:style>
    <style:style style:name="WWw8pod" style:family="table-cell">
      <style:table-cell-properties style:vertical-align="middle" fo:background-color="#eb9eb9" fo:border="0.05pt solid #000000" fo:padding="0.500cm"/>
    </style:style>
    <style:style style:name="WWw10pod" style:family="table-cell">
      <style:table-cell-properties style:vertical-align="middle" fo:background-color="#008000" fo:border="0.05pt solid #000000" fo:padding="0.500cm"/>
    </style:style>
    <style:style style:name="Table27be7a6d524c48e6acdd49d5a7c3ae61.1" style:family="table-column">
      <style:table-column-properties style:rel-column-width="65534*"/>
    </style:style>
    <style:style style:name="Table3c5230228fa7409da179da23ca924673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WWw12pod" style:family="table-cell">
      <style:table-cell-properties style:vertical-align="middle" fo:background-color="#e6e6e6" fo:border="0.05pt solid #000000" fo:padding="0.100cm"/>
    </style:style>
    <style:style style:name="Table3c5230228fa7409da179da23ca924673.1" style:family="table-column">
      <style:table-column-properties style:rel-column-width="11064*"/>
    </style:style>
    <style:style style:name="Table3c5230228fa7409da179da23ca924673.2" style:family="table-column">
      <style:table-column-properties style:rel-column-width="2269*"/>
    </style:style>
    <style:style style:name="Table3c5230228fa7409da179da23ca924673.3" style:family="table-column">
      <style:table-column-properties style:rel-column-width="2269*"/>
    </style:style>
    <style:style style:name="Table3c5230228fa7409da179da23ca924673.4" style:family="table-column">
      <style:table-column-properties style:rel-column-width="2269*"/>
    </style:style>
    <style:style style:name="Table3c5230228fa7409da179da23ca924673.5" style:family="table-column">
      <style:table-column-properties style:rel-column-width="2269*"/>
    </style:style>
    <style:style style:name="Table3c5230228fa7409da179da23ca924673.6" style:family="table-column">
      <style:table-column-properties style:rel-column-width="2269*"/>
    </style:style>
    <style:style style:name="Table3c5230228fa7409da179da23ca924673.7" style:family="table-column">
      <style:table-column-properties style:rel-column-width="2269*"/>
    </style:style>
    <style:style style:name="Table3c5230228fa7409da179da23ca924673.8" style:family="table-column">
      <style:table-column-properties style:rel-column-width="2269*"/>
    </style:style>
    <style:style style:name="Table3c5230228fa7409da179da23ca924673.9" style:family="table-column">
      <style:table-column-properties style:rel-column-width="2269*"/>
    </style:style>
    <style:style style:name="Table3c5230228fa7409da179da23ca924673.10" style:family="table-column">
      <style:table-column-properties style:rel-column-width="2269*"/>
    </style:style>
    <style:style style:name="Table3c5230228fa7409da179da23ca924673.11" style:family="table-column">
      <style:table-column-properties style:rel-column-width="2269*"/>
    </style:style>
    <style:style style:name="Table3c5230228fa7409da179da23ca924673.12" style:family="table-column">
      <style:table-column-properties style:rel-column-width="2269*"/>
    </style:style>
    <style:style style:name="Table3c5230228fa7409da179da23ca924673.13" style:family="table-column">
      <style:table-column-properties style:rel-column-width="2269*"/>
    </style:style>
    <style:style style:name="Table3c5230228fa7409da179da23ca924673.14" style:family="table-column">
      <style:table-column-properties style:rel-column-width="2269*"/>
    </style:style>
    <style:style style:name="Table3c5230228fa7409da179da23ca924673.15" style:family="table-column">
      <style:table-column-properties style:rel-column-width="2269*"/>
    </style:style>
    <style:style style:name="Table3c5230228fa7409da179da23ca924673.16" style:family="table-column">
      <style:table-column-properties style:rel-column-width="2269*"/>
    </style:style>
    <style:style style:name="Table3c5230228fa7409da179da23ca924673.17" style:family="table-column">
      <style:table-column-properties style:rel-column-width="2269*"/>
    </style:style>
    <style:style style:name="Table3c5230228fa7409da179da23ca924673.18" style:family="table-column">
      <style:table-column-properties style:rel-column-width="2269*"/>
    </style:style>
    <style:style style:name="Table3c5230228fa7409da179da23ca924673.19" style:family="table-column">
      <style:table-column-properties style:rel-column-width="2269*"/>
    </style:style>
    <style:style style:name="Table3c5230228fa7409da179da23ca924673.20" style:family="table-column">
      <style:table-column-properties style:rel-column-width="2269*"/>
    </style:style>
    <style:style style:name="Table3c5230228fa7409da179da23ca924673.21" style:family="table-column">
      <style:table-column-properties style:rel-column-width="2269*"/>
    </style:style>
    <style:style style:name="Table3c5230228fa7409da179da23ca924673.22" style:family="table-column">
      <style:table-column-properties style:rel-column-width="2269*"/>
    </style:style>
    <style:style style:name="Table3c5230228fa7409da179da23ca924673.23" style:family="table-column">
      <style:table-column-properties style:rel-column-width="2269*"/>
    </style:style>
    <style:style style:name="Table3c5230228fa7409da179da23ca924673.24" style:family="table-column">
      <style:table-column-properties style:rel-column-width="2269*"/>
    </style:style>
    <style:style style:name="Table3c5230228fa7409da179da23ca924673.25" style:family="table-column">
      <style:table-column-properties style:rel-column-width="2269*"/>
    </style:style>
    <style:style style:name="Tabled23400cacc554978b22bda3d0e15fdce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961980af9c004dd7beece3471364bab6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WWw17pod" style:family="table-cell">
      <style:table-cell-properties fo:padding="0.1cm" style:vertical-align="middle" fo:border="none"/>
    </style:style>
    <style:style style:name="Table961980af9c004dd7beece3471364bab6.1" style:family="table-column">
      <style:table-column-properties style:rel-column-width="32767*"/>
    </style:style>
    <style:style style:name="Table961980af9c004dd7beece3471364bab6.2" style:family="table-column">
      <style:table-column-properties style:rel-column-width="32767*"/>
    </style:style>
    <style:style style:name="Table338263cdb82d4d99a257bdf22dd909a1" style:family="table" style:parent-style-name="podTable">
      <style:table-properties style:width="17.59cm" style:rel-width="100.0%" table:table-align="left" table:align="left" fo:margin-top="0.30cm" fo:margin-right="0.00cm" fo:margin-bottom="0.30cm" fo:margin-left="0.00cm" fo:keep-with-next="always"/>
    </style:style>
    <style:style style:name="Table338263cdb82d4d99a257bdf22dd909a1.1" style:family="table-column">
      <style:table-column-properties style:rel-column-width="65534*"/>
    </style:style>
    <style:style style:name="Table53c6d8d0a01649a0877df339c0e8cbf1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53c6d8d0a01649a0877df339c0e8cbf1.1" style:family="table-column">
      <style:table-column-properties style:rel-column-width="65534*"/>
    </style:style>
    <style:style style:name="Table38390090519247979c82d7efbc65743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38390090519247979c82d7efbc657432.1" style:family="table-column">
      <style:table-column-properties style:rel-column-width="37094*"/>
    </style:style>
    <style:style style:name="Table38390090519247979c82d7efbc657432.2" style:family="table-column">
      <style:table-column-properties style:rel-column-width="28439*"/>
    </style:style>
    <style:style style:name="Table06888834dbed4143825825d70bde472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06888834dbed4143825825d70bde4729.1" style:family="table-column">
      <style:table-column-properties style:rel-column-width="65534*"/>
    </style:style>
    <style:style style:name="Tablec1b21e07992547fba8160a5fabfd784a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c1b21e07992547fba8160a5fabfd784a.1" style:family="table-column">
      <style:table-column-properties style:rel-column-width="32767*"/>
    </style:style>
    <style:style style:name="Tablec1b21e07992547fba8160a5fabfd784a.2" style:family="table-column">
      <style:table-column-properties style:rel-column-width="32767*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able test.</text:p>
      <table:table table:name="Tablee71a8f21c32e4546add78c89bf51c239" table:style-name="Tablee71a8f21c32e4546add78c89bf51c239">
        <table:table-column table:style-name="Tablee71a8f21c32e4546add78c89bf51c239.1"/>
        <table:table-column table:style-name="Tablee71a8f21c32e4546add78c89bf51c239.2"/>
        <table:table-column table:style-name="Tablee71a8f21c32e4546add78c89bf51c239.3"/>
        <table:table-row>
          <table:table-cell table:style-name="WWw1pod">
            <text:p text:style-name="podCellContent">Table 1<text:line-break/></text:p>
          </table:table-cell>
          <table:table-cell table:style-name="WWw1pod" table:number-columns-spanned="2">
            <text:p text:style-name="podCellContent">aaaaa<text:line-break/></text:p>
          </table:table-cell>
        </table:table-row>
        <table:table-row>
          <table:table-cell table:style-name="WWw1pod">
            <text:p text:style-name="podCellContent">zzz<text:line-break/></text:p>
          </table:table-cell>
          <table:table-cell table:style-name="WWw1pod">
            <table:table table:name="Table30d21800fe18466caa3a8eb3c8b2d001" table:style-name="Table30d21800fe18466caa3a8eb3c8b2d001">
              <table:table-column table:style-name="Table30d21800fe18466caa3a8eb3c8b2d001.1"/>
              <table:table-column table:style-name="Table30d21800fe18466caa3a8eb3c8b2d001.2"/>
              <table:table-row>
                <table:table-cell table:style-name="WWw3pod">
                  <text:p text:style-name="WWw2pod">SubTableA</text:p>
                </table:table-cell>
                <table:table-cell table:style-name="WWw3pod">
                  <text:p text:style-name="podCellContent">SubTableB</text:p>
                </table:table-cell>
              </table:table-row>
              <table:table-row>
                <table:table-cell table:style-name="WWw3pod">
                  <text:p text:style-name="podCellContent">SubTableC</text:p>
                </table:table-cell>
                <table:table-cell table:style-name="WWw3pod">
                  <text:p text:style-name="podCellContent">SubTableD</text:p>
                </table:table-cell>
              </table:table-row>
            </table:table>
          </table:table-cell>
          <table:table-cell table:style-name="WWw1pod">
            <text:p text:style-name="podCellContent"><text:span text:style-name="WWw4pod">Hello</text:span> blabla</text:p>
            <table:table table:name="Table186042ce06c449a1a20cfb559d4a24d2" table:style-name="Table186042ce06c449a1a20cfb559d4a24d2">
              <table:table-column table:style-name="Table186042ce06c449a1a20cfb559d4a24d2.1"/>
              <table:table-row>
                <table:table-cell table:style-name="WWw1pod">
                  <text:p text:style-name="podCellContent">SubTableOneRowOneColumn</text:p>
                </table:table-cell>
              </table:table-row>
            </table:table>
            <text:p text:style-name="podCellContent"/>
          </table:table-cell>
        </table:table-row>
        <table:table-row>
          <table:table-cell table:style-name="WWw1pod">
            <text:p text:style-name="podCellContent">Within a <text:span text:style-name="WWw4pod">para</text:span>graph</text:p>
          </table:table-cell>
          <table:table-cell table:style-name="WWw1pod">
            <text:p text:style-name="podCellContent"><text:span text:style-name="WWw4pod">Hello</text:span> non bold</text:p>
          </table:table-cell>
          <table:table-cell table:style-name="WWw1pod">
            <text:p text:style-name="podCellContent">Hello <text:span text:style-name="WWw4pod">bold</text:span> not bold</text:p>
          </table:table-cell>
        </table:table-row>
      </table:table>
      <text:p/>
      <table:table table:name="Table27be7a6d524c48e6acdd49d5a7c3ae61" table:style-name="Table27be7a6d524c48e6acdd49d5a7c3ae61">
        <table:table-column table:style-name="Table27be7a6d524c48e6acdd49d5a7c3ae61.1"/>
        <table:table-row>
          <table:table-cell table:style-name="WWw6pod">
            <text:p text:style-name="WWw5pod">Fond en RVB et texte vert</text:p>
          </table:table-cell>
        </table:table-row>
        <table:table-row>
          <table:table-cell table:style-name="WWw8pod">
            <text:p text:style-name="WWw7pod">Dans un &lt;p&gt; fond en # et texte bleu</text:p>
          </table:table-cell>
        </table:table-row>
        <table:table-row>
          <table:table-cell table:style-name="WWw10pod">
            <text:p text:style-name="WWw9pod">Fond en HTML color et texte gris</text:p>
          </table:table-cell>
        </table:table-row>
      </table:table>
      <text:p/>
      <table:table table:name="Table3c5230228fa7409da179da23ca924673" table:style-name="Table3c5230228fa7409da179da23ca924673">
        <table:table-column table:style-name="Table3c5230228fa7409da179da23ca924673.1"/>
        <table:table-column table:style-name="Table3c5230228fa7409da179da23ca924673.2"/>
        <table:table-column table:style-name="Table3c5230228fa7409da179da23ca924673.3"/>
        <table:table-column table:style-name="Table3c5230228fa7409da179da23ca924673.4"/>
        <table:table-column table:style-name="Table3c5230228fa7409da179da23ca924673.5"/>
        <table:table-column table:style-name="Table3c5230228fa7409da179da23ca924673.6"/>
        <table:table-column table:style-name="Table3c5230228fa7409da179da23ca924673.7"/>
        <table:table-column table:style-name="Table3c5230228fa7409da179da23ca924673.8"/>
        <table:table-column table:style-name="Table3c5230228fa7409da179da23ca924673.9"/>
        <table:table-column table:style-name="Table3c5230228fa7409da179da23ca924673.10"/>
        <table:table-column table:style-name="Table3c5230228fa7409da179da23ca924673.11"/>
        <table:table-column table:style-name="Table3c5230228fa7409da179da23ca924673.12"/>
        <table:table-column table:style-name="Table3c5230228fa7409da179da23ca924673.13"/>
        <table:table-column table:style-name="Table3c5230228fa7409da179da23ca924673.14"/>
        <table:table-column table:style-name="Table3c5230228fa7409da179da23ca924673.15"/>
        <table:table-column table:style-name="Table3c5230228fa7409da179da23ca924673.16"/>
        <table:table-column table:style-name="Table3c5230228fa7409da179da23ca924673.17"/>
        <table:table-column table:style-name="Table3c5230228fa7409da179da23ca924673.18"/>
        <table:table-column table:style-name="Table3c5230228fa7409da179da23ca924673.19"/>
        <table:table-column table:style-name="Table3c5230228fa7409da179da23ca924673.20"/>
        <table:table-column table:style-name="Table3c5230228fa7409da179da23ca924673.21"/>
        <table:table-column table:style-name="Table3c5230228fa7409da179da23ca924673.22"/>
        <table:table-column table:style-name="Table3c5230228fa7409da179da23ca924673.23"/>
        <table:table-column table:style-name="Table3c5230228fa7409da179da23ca924673.24"/>
        <table:table-column table:style-name="Table3c5230228fa7409da179da23ca924673.25"/>
        <table:table-row>
          <table:table-cell table:style-name="WWw12pod">
            <text:p text:style-name="WWw11pod">Température</text:p>
          </table:table-cell>
          <table:table-cell table:style-name="WWw12pod" table:number-columns-spanned="2">
            <text:p text:style-name="podHeaderCellContent"><text:span text:style-name="WWw13pod">Janvier</text:span></text:p>
          </table:table-cell>
          <table:table-cell table:style-name="WWw12pod" table:number-columns-spanned="2">
            <text:p text:style-name="podHeaderCellContent"><text:span text:style-name="WWw13pod">Février</text:span></text:p>
          </table:table-cell>
          <table:table-cell table:style-name="WWw12pod" table:number-columns-spanned="2">
            <text:p text:style-name="podHeaderCellContent"><text:span text:style-name="WWw13pod">Mars</text:span></text:p>
          </table:table-cell>
          <table:table-cell table:style-name="WWw12pod" table:number-columns-spanned="2">
            <text:p text:style-name="podHeaderCellContent"><text:span text:style-name="WWw13pod">Avril</text:span></text:p>
          </table:table-cell>
          <table:table-cell table:style-name="WWw12pod" table:number-columns-spanned="2">
            <text:p text:style-name="podHeaderCellContent"><text:span text:style-name="WWw13pod">Mai</text:span></text:p>
          </table:table-cell>
          <table:table-cell table:style-name="WWw12pod" table:number-columns-spanned="2">
            <text:p text:style-name="podHeaderCellContent"><text:span text:style-name="WWw13pod">Juin</text:span></text:p>
          </table:table-cell>
          <table:table-cell table:style-name="WWw12pod" table:number-columns-spanned="2">
            <text:p text:style-name="podHeaderCellContent"><text:span text:style-name="WWw13pod">Juillet</text:span></text:p>
          </table:table-cell>
          <table:table-cell table:style-name="WWw12pod" table:number-columns-spanned="2">
            <text:p text:style-name="podHeaderCellContent"><text:span text:style-name="WWw13pod">Août</text:span></text:p>
          </table:table-cell>
          <table:table-cell table:style-name="WWw12pod" table:number-columns-spanned="2">
            <text:p text:style-name="podHeaderCellContent"><text:span text:style-name="WWw13pod">Septembre</text:span></text:p>
          </table:table-cell>
          <table:table-cell table:style-name="WWw12pod" table:number-columns-spanned="2">
            <text:p text:style-name="podHeaderCellContent"><text:span text:style-name="WWw13pod">Octobre</text:span></text:p>
          </table:table-cell>
          <table:table-cell table:style-name="WWw12pod" table:number-columns-spanned="2">
            <text:p text:style-name="podHeaderCellContent"><text:span text:style-name="WWw13pod">Novembre</text:span></text:p>
          </table:table-cell>
          <table:table-cell table:style-name="WWw12pod" table:number-columns-spanned="2">
            <text:p text:style-name="podHeaderCellContent"><text:span text:style-name="WWw13pod">Décembre</text:span></text:p>
          </table:table-cell>
        </table:table-row>
        <table:table-row>
          <table:table-cell table:style-name="WWw3pod" table:number-rows-spanned="5">
            <text:p text:style-name="WWw14pod">Les cinq mois les plus chauds</text:p>
          </table:table-cell>
          <table:table-cell table:style-name="WWw3pod">
            <text:p text:style-name="podCellContent"><text:span text:style-name="WWw15pod">1975</text:span></text:p>
          </table:table-cell>
          <table:table-cell table:style-name="WWw3pod">
            <text:p text:style-name="podCellContent"><text:span text:style-name="WWw15pod">6.3</text:span></text:p>
          </table:table-cell>
          <table:table-cell table:style-name="WWw3pod">
            <text:p text:style-name="podCellContent"><text:span text:style-name="WWw15pod">1990</text:span></text:p>
          </table:table-cell>
          <table:table-cell table:style-name="WWw3pod">
            <text:p text:style-name="podCellContent"><text:span text:style-name="WWw15pod">7.9</text:span></text:p>
          </table:table-cell>
          <table:table-cell table:style-name="WWw3pod">
            <text:p text:style-name="podCellContent"><text:span text:style-name="WWw15pod">1991</text:span></text:p>
          </table:table-cell>
          <table:table-cell table:style-name="WWw3pod">
            <text:p text:style-name="podCellContent"><text:span text:style-name="WWw15pod">9.5</text:span></text:p>
          </table:table-cell>
          <table:table-cell table:style-name="WWw3pod">
            <text:p text:style-name="podCellContent"><text:span text:style-name="WWw15pod">1987</text:span></text:p>
          </table:table-cell>
          <table:table-cell table:style-name="WWw3pod">
            <text:p text:style-name="podCellContent"><text:span text:style-name="WWw15pod">11.9</text:span></text:p>
          </table:table-cell>
          <table:table-cell table:style-name="WWw3pod">
            <text:p text:style-name="podCellContent"><text:span text:style-name="WWw16pod">1947</text:span></text:p>
          </table:table-cell>
          <table:table-cell table:style-name="WWw3pod">
            <text:p text:style-name="podCellContent"><text:span text:style-name="WWw15pod">15.8</text:span></text:p>
          </table:table-cell>
          <table:table-cell table:style-name="WWw3pod">
            <text:p text:style-name="podCellContent"><text:span text:style-name="WWw15pod">1976</text:span></text:p>
          </table:table-cell>
          <table:table-cell table:style-name="WWw3pod">
            <text:p text:style-name="podCellContent"><text:span text:style-name="WWw15pod">19.3</text:span></text:p>
          </table:table-cell>
          <table:table-cell table:style-name="WWw3pod">
            <text:p text:style-name="podCellContent"><text:span text:style-name="WWw15pod">1994</text:span></text:p>
          </table:table-cell>
          <table:table-cell table:style-name="WWw3pod">
            <text:p text:style-name="podCellContent"><text:span text:style-name="WWw15pod">21.8</text:span></text:p>
          </table:table-cell>
          <table:table-cell table:style-name="WWw3pod">
            <text:p text:style-name="podCellContent"><text:span text:style-name="WWw15pod">1997</text:span></text:p>
          </table:table-cell>
          <table:table-cell table:style-name="WWw3pod">
            <text:p text:style-name="podCellContent"><text:span text:style-name="WWw15pod">21.2</text:span></text:p>
          </table:table-cell>
          <table:table-cell table:style-name="WWw3pod">
            <text:p text:style-name="podCellContent"><text:span text:style-name="WWw15pod">1949</text:span></text:p>
          </table:table-cell>
          <table:table-cell table:style-name="WWw3pod">
            <text:p text:style-name="podCellContent"><text:span text:style-name="WWw15pod">17.7</text:span></text:p>
          </table:table-cell>
          <table:table-cell table:style-name="WWw3pod">
            <text:p text:style-name="podCellContent"><text:span text:style-name="WWw15pod">1921</text:span></text:p>
          </table:table-cell>
          <table:table-cell table:style-name="WWw3pod">
            <text:p text:style-name="podCellContent"><text:span text:style-name="WWw15pod">14.0</text:span></text:p>
          </table:table-cell>
          <table:table-cell table:style-name="WWw3pod">
            <text:p text:style-name="podCellContent"><text:span text:style-name="WWw15pod">1994</text:span></text:p>
          </table:table-cell>
          <table:table-cell table:style-name="WWw3pod">
            <text:p text:style-name="podCellContent"><text:span text:style-name="WWw15pod">10.4</text:span></text:p>
          </table:table-cell>
          <table:table-cell table:style-name="WWw3pod">
            <text:p text:style-name="podCellContent"><text:span text:style-name="WWw15pod">1934</text:span></text:p>
          </table:table-cell>
          <table:table-cell table:style-name="WWw3pod">
            <text:p text:style-name="podCellContent"><text:span text:style-name="WWw15pod">7.5</text:span></text:p>
          </table:table-cell>
        </table:table-row>
      </table:table>
      <table:table table:name="Tabled23400cacc554978b22bda3d0e15fdce" table:style-name="Tabled23400cacc554978b22bda3d0e15fdce"/>
      <text:p/>
      <table:table table:name="Table961980af9c004dd7beece3471364bab6" table:style-name="Table961980af9c004dd7beece3471364bab6">
        <table:table-column table:style-name="Table961980af9c004dd7beece3471364bab6.1"/>
        <table:table-column table:style-name="Table961980af9c004dd7beece3471364bab6.2"/>
        <table:table-row>
          <table:table-cell table:style-name="WWw17pod">
            <text:p text:style-name="podCellContent">A table</text:p>
          </table:table-cell>
          <table:table-cell table:style-name="WWw17pod">
            <text:p text:style-name="podCellContent">without</text:p>
          </table:table-cell>
        </table:table-row>
        <table:table-row>
          <table:table-cell table:style-name="WWw17pod" table:number-columns-spanned="2">
            <text:p text:style-name="WWw18pod">b o r d e r</text:p>
          </table:table-cell>
        </table:table-row>
      </table:table>
      <text:p/>
      <table:table table:name="Table338263cdb82d4d99a257bdf22dd909a1" table:style-name="Table338263cdb82d4d99a257bdf22dd909a1">
        <table:table-column table:style-name="Table338263cdb82d4d99a257bdf22dd909a1.1"/>
        <table:table-row>
          <table:table-cell table:style-name="WWw1pod">
            <text:p text:style-name="podCellContent">1</text:p>
          </table:table-cell>
        </table:table-row>
        <table:table-row>
          <table:table-cell table:style-name="WWw1pod">
            <text:p text:style-name="podCellContent">2</text:p>
          </table:table-cell>
        </table:table-row>
      </table:table>
      <table:table table:name="Table53c6d8d0a01649a0877df339c0e8cbf1" table:style-name="Table53c6d8d0a01649a0877df339c0e8cbf1">
        <table:table-column table:style-name="Table53c6d8d0a01649a0877df339c0e8cbf1.1"/>
        <table:table-row>
          <table:table-cell table:style-name="WWw17pod">
            <text:p text:style-name="podCellContent">No border</text:p>
          </table:table-cell>
        </table:table-row>
      </table:table>
      <text:p text:style-name="WWw19pod">Negative text indent kept (outside a table)</text:p>
      <table:table table:name="Table38390090519247979c82d7efbc657432" table:style-name="Table38390090519247979c82d7efbc657432">
        <table:table-column table:style-name="Table38390090519247979c82d7efbc657432.1"/>
        <table:table-column table:style-name="Table38390090519247979c82d7efbc657432.2"/>
        <table:table-row/>
        <table:table-row>
          <table:table-cell table:style-name="WWw1pod">
            <text:p text:style-name="podCellContent">Article 1</text:p>
          </table:table-cell>
          <table:table-cell table:style-name="WWw1pod">
            <text:p text:style-name="podCellContent">Content</text:p>
          </table:table-cell>
        </table:table-row>
      </table:table>
      <text:p>Titre simple</text:p>
      <table:table table:name="Table06888834dbed4143825825d70bde4729" table:style-name="Table06888834dbed4143825825d70bde4729">
        <table:table-column table:style-name="Table06888834dbed4143825825d70bde4729.1"/>
        <table:table-header-rows>
          <table:table-row>
            <table:table-cell table:style-name="WWw12pod">
              <text:p text:style-name="podHeaderCellContent">Head</text:p>
            </table:table-cell>
          </table:table-row>
        </table:table-header-rows>
        <table:table-row>
          <table:table-cell table:style-name="WWw3pod">
            <text:p text:style-name="podCellContent">Body</text:p>
          </table:table-cell>
        </table:table-row>
      </table:table>
      <text:p/>
      <text:p> </text:p>
      <text:p/>
      <text:p><text:span text:style-name="WWw20pod">Compte budgétaire</text:span></text:p>
      <text:p/>
      <table:table table:name="Tablec1b21e07992547fba8160a5fabfd784a" table:style-name="Tablec1b21e07992547fba8160a5fabfd784a">
        <table:table-column table:style-name="Tablec1b21e07992547fba8160a5fabfd784a.1"/>
        <table:table-column table:style-name="Tablec1b21e07992547fba8160a5fabfd784a.2"/>
        <table:table-header-rows>
          <table:table-row>
            <table:table-cell table:style-name="WWw12pod">
              <text:p text:style-name="podHeaderCellContent">H1</text:p>
            </table:table-cell>
            <table:table-cell table:style-name="WWw12pod">
              <text:p text:style-name="podHeaderCellContent">H2</text:p>
            </table:table-cell>
          </table:table-row>
        </table:table-header-rows>
        <table:table-row>
          <table:table-cell table:style-name="WWw3pod">
            <text:p text:style-name="podCellContent">B1</text:p>
          </table:table-cell>
          <table:table-cell table:style-name="WWw3pod">
            <text:p text:style-name="podCellContent">B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WWw2pod" style:family="paragraph" style:parent-style-name="podCellContent">
      <style:text-properties fo:font-size="75.0%"/>
    </style:style>
    <style:style style:name="WWw4pod" style:family="text">
      <style:text-properties fo:font-weight="bold"/>
    </style:style>
    <style:style style:name="WWw5pod" style:family="paragraph" style:parent-style-name="podCellContent">
      <style:text-properties fo:color="#54C221"/>
    </style:style>
    <style:style style:name="WWw7pod" style:family="paragraph" style:parent-style-name="podCellContent">
      <style:text-properties fo:color="#205c90"/>
    </style:style>
    <style:style style:name="WWw9pod" style:family="paragraph" style:parent-style-name="podCellContent">
      <style:text-properties fo:color="#808080"/>
    </style:style>
    <style:style style:name="WWw11pod" style:family="paragraph" style:parent-style-name="podHeaderCellContent">
      <style:text-properties fo:font-size="0.226cm"/>
    </style:style>
    <style:style style:name="WWw13pod" style:family="text">
      <style:text-properties fo:font-size="0.226cm"/>
    </style:style>
    <style:style style:name="WWw14pod" style:family="paragraph" style:parent-style-name="podCellContent">
      <style:text-properties fo:font-size="0.204cm"/>
    </style:style>
    <style:style style:name="WWw15pod" style:family="text">
      <style:text-properties fo:font-size="0.204cm"/>
    </style:style>
    <style:style style:name="WWw16pod" style:family="text">
      <style:text-properties fo:color="#ff0000" fo:font-size="0.204cm"/>
    </style:style>
    <style:style style:name="WWw18pod" style:family="paragraph" style:parent-style-name="podCellContent">
      <style:paragraph-properties fo:text-align="center"/>
    </style:style>
    <style:style style:name="WWw19pod" style:family="paragraph" style:parent-style-name="Standard">
      <style:paragraph-properties fo:text-indent="-1cm"/>
    </style:style>
    <style:style style:name="WWw20pod" style:family="text">
      <style:text-properties fo:font-weight="bold"/>
    </style:styl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  <dc:title>xhtmlTables</dc:title>
  </office:meta>
</office:document-meta>
</file>